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26cm" svg:stroke-color="#000000" draw:stroke-linejoin="miter" svg:stroke-linecap="square" draw:fill="solid" draw:fill-color="#dde3e8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solid" draw:stroke-dash="Dashed_20__28_var_29__20_4" svg:stroke-width="0.026cm" svg:stroke-color="#000000" draw:marker-end="Arrowheads_20_1" draw:stroke-linejoin="miter" svg:stroke-linecap="square" draw:textarea-horizontal-align="center" draw:textarea-vertical-align="middle" fo:padding-top="0.013cm" fo:padding-bottom="0.013cm" fo:padding-left="0.013cm" fo:padding-right="0.013cm"/>
    </style:style>
    <style:style style:name="gr3" style:family="graphic" style:parent-style-name="standard">
      <style:graphic-properties draw:stroke="none" draw:stroke-dash="Fine_20_Dashed" svg:stroke-color="#000000" draw:fill="none" draw:fill-color="#ffffff" fo:min-height="0.239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25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484cm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0.551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461cm"/>
    </style:style>
    <style:style style:name="gr8" style:family="graphic" style:parent-style-name="objectwithoutfill">
      <style:graphic-properties draw:stroke="dash" draw:stroke-dash="Ultrafine_20_Dashed" svg:stroke-width="0.018cm" draw:marker-start-width="0.227cm" draw:marker-end="" draw:marker-end-width="0.15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0.583cm" fo:min-width="0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2.005cm" fo:min-width="0cm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loext:graphic-properties draw:fill="solid" draw:fill-color="#dde3e8"/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5.5pt" style:font-size-asian="5.5pt" style:font-size-complex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xml:id="id2" draw:id="id2" draw:layer="layout" svg:width="0.767cm" svg:height="0.767cm" svg:x="6.437cm" svg:y="1.115cm" svg:viewBox="0 0 768 768" svg:d="M0 132v504c0 73 59 132 132 132h504c73 0 132-59 132-132v-504c0-73-59-132-132-132h-504c-73 0-132 59-132 132z">
          <text:p text:style-name="P1"><text:span text:style-name="T1">root</text:span></text:p>
        </draw:path>
        <draw:path draw:style-name="gr1" draw:text-style-name="P2" draw:layer="layout" svg:width="0.767cm" svg:height="0.768cm" svg:x="6.437cm" svg:y="2.885cm" svg:viewBox="0 0 768 769" svg:d="M0 134v502c0 73 59 133 132 133h504c73 0 132-60 132-133v-502c0-74-59-134-132-134h-504c-73 0-132 60-132 134z">
          <text:p text:style-name="P3"><text:span text:style-name="T1">n4</text:span></text:p>
        </draw:path>
        <draw:path draw:style-name="gr1" draw:text-style-name="P2" draw:layer="layout" svg:width="0.767cm" svg:height="0.768cm" svg:x="5.114cm" svg:y="2.885cm" svg:viewBox="0 0 768 769" svg:d="M0 134v502c0 73 59 133 132 133h504c73 0 132-60 132-133v-502c0-74-59-134-132-134h-504c-73 0-132 60-132 134z">
          <text:p text:style-name="P3"><text:span text:style-name="T1">n6</text:span></text:p>
        </draw:path>
        <draw:path draw:style-name="gr1" draw:text-style-name="P2" xml:id="id4" draw:id="id4" draw:layer="layout" svg:width="0.767cm" svg:height="0.768cm" svg:x="7.76cm" svg:y="2.885cm" svg:viewBox="0 0 768 769" svg:d="M0 134v502c0 73 60 133 133 133h503c73 0 132-60 132-133v-502c0-74-59-134-132-134h-503c-73 0-133 60-133 134z">
          <text:p text:style-name="P3"><text:span text:style-name="T1">n0</text:span></text:p>
        </draw:path>
        <draw:path draw:style-name="gr1" draw:text-style-name="P2" draw:layer="layout" svg:width="0.767cm" svg:height="0.767cm" svg:x="6.569cm" svg:y="4.42cm" svg:viewBox="0 0 768 768" svg:d="M0 133v503c0 73 59 132 132 132h504c73 0 132-59 132-132v-503c0-74-59-133-132-133h-504c-73 0-132 59-132 133z">
          <text:p text:style-name="P3"><text:span text:style-name="T1">n1</text:span></text:p>
        </draw:path>
        <draw:path draw:style-name="gr1" draw:text-style-name="P2" draw:layer="layout" svg:width="0.768cm" svg:height="0.767cm" svg:x="5.378cm" svg:y="5.955cm" svg:viewBox="0 0 769 768" svg:d="M0 133v503c0 73 60 132 134 132h502c73 0 133-59 133-132v-503c0-74-60-133-133-133h-502c-74 0-134 59-134 133z">
          <text:p text:style-name="P3"><text:span text:style-name="T1">n2</text:span></text:p>
        </draw:path>
        <draw:path draw:style-name="gr1" draw:text-style-name="P2" xml:id="id8" draw:id="id8" draw:layer="layout" svg:width="0.768cm" svg:height="0.767cm" svg:x="6.701cm" svg:y="5.955cm" svg:viewBox="0 0 769 768" svg:d="M0 133v503c0 73 59 132 133 132h503c73 0 133-59 133-132v-503c0-74-60-133-133-133h-503c-74 0-133 59-133 133z">
          <text:p text:style-name="P3"><text:span text:style-name="T1">n3</text:span></text:p>
        </draw:path>
        <draw:path draw:style-name="gr1" draw:text-style-name="P2" draw:layer="layout" svg:width="0.767cm" svg:height="0.767cm" svg:x="7.892cm" svg:y="4.42cm" svg:viewBox="0 0 768 768" svg:d="M0 133v503c0 73 59 132 132 132h503c74 0 133-59 133-132v-503c0-74-59-133-133-133h-503c-73 0-132 59-132 133z">
          <text:p text:style-name="P3"><text:span text:style-name="T1">n5</text:span></text:p>
        </draw:path>
        <draw:line draw:style-name="gr2" draw:text-style-name="P3" draw:layer="layout" svg:x1="6.8cm" svg:y1="1.9cm" svg:x2="6.82cm" svg:y2="2.873cm">
          <text:p/>
        </draw:line>
        <draw:line draw:style-name="gr2" draw:text-style-name="P3" draw:layer="layout" svg:x1="6.7cm" svg:y1="1.9cm" svg:x2="5.497cm" svg:y2="2.873cm">
          <text:p/>
        </draw:line>
        <draw:line draw:style-name="gr2" draw:text-style-name="P3" draw:layer="layout" svg:x1="6.9cm" svg:y1="1.9cm" svg:x2="8.143cm" svg:y2="2.872cm">
          <text:p/>
        </draw:line>
        <draw:line draw:style-name="gr2" draw:text-style-name="P3" draw:layer="layout" svg:x1="8.012cm" svg:y1="3.666cm" svg:x2="6.953cm" svg:y2="4.408cm">
          <text:p/>
        </draw:line>
        <draw:line draw:style-name="gr2" draw:text-style-name="P3" draw:layer="layout" svg:x1="6.821cm" svg:y1="5.201cm" svg:x2="5.762cm" svg:y2="5.942cm">
          <text:p/>
        </draw:line>
        <draw:line draw:style-name="gr2" draw:text-style-name="P3" draw:layer="layout" svg:x1="7.085cm" svg:y1="5.201cm" svg:x2="7.085cm" svg:y2="5.941cm">
          <text:p/>
        </draw:line>
        <draw:line draw:style-name="gr2" draw:text-style-name="P3" draw:layer="layout" svg:x1="8.276cm" svg:y1="3.666cm" svg:x2="8.276cm" svg:y2="4.407cm">
          <text:p/>
        </draw:line>
        <draw:frame draw:style-name="gr3" draw:text-style-name="P5" xml:id="id3" draw:id="id3" draw:layer="layout" svg:width="2.5cm" svg:height="0.522cm" svg:x="9.9cm" svg:y="3.008cm">
          <draw:text-box>
            <text:p text:style-name="P4"><text:span text:style-name="T1">Hierarchical Node</text:span></text:p>
          </draw:text-box>
        </draw:frame>
        <draw:frame draw:style-name="gr4" draw:text-style-name="P5" xml:id="id7" draw:id="id7" draw:layer="layout" svg:width="2cm" svg:height="0.522cm" svg:x="9.9cm" svg:y="6.078cm">
          <draw:text-box>
            <text:p text:style-name="P4"><text:span text:style-name="T1">Simple Node</text:span></text:p>
          </draw:text-box>
        </draw:frame>
        <draw:frame draw:style-name="gr5" draw:text-style-name="P7" xml:id="id9" draw:id="id9" draw:layer="layout" svg:width="2.8cm" svg:height="0.734cm" svg:x="0.8cm" svg:y="5.233cm">
          <draw:text-box>
            <text:p text:style-name="P6"><text:span text:style-name="T1">Hierarchical Graph</text:span><text:span text:style-name="T1"><text:line-break/></text:span><text:span text:style-name="T2">(represented by node n0)</text:span></text:p>
          </draw:text-box>
        </draw:frame>
        <draw:frame draw:style-name="gr6" draw:text-style-name="P7" xml:id="id1" draw:id="id1" draw:layer="layout" svg:width="2.3cm" svg:height="0.801cm" svg:x="1.3cm" svg:y="1.099cm">
          <draw:text-box>
            <text:p text:style-name="P6"><text:span text:style-name="T1">Root Node</text:span><text:span text:style-name="T1"><text:line-break/></text:span><text:span text:style-name="T2">(not actually drawn)</text:span></text:p>
          </draw:text-box>
        </draw:frame>
        <draw:frame draw:style-name="gr7" draw:text-style-name="P5" xml:id="id5" draw:id="id5" draw:layer="layout" svg:width="2.7cm" svg:height="0.734cm" svg:x="9.9cm" svg:y="4.46cm">
          <draw:text-box>
            <text:p text:style-name="P4"><text:span text:style-name="T1">Simple Graph</text:span></text:p>
            <text:p text:style-name="P4"><text:span text:style-name="T2">(represented by node n0)</text:span></text:p>
          </draw:text-box>
        </draw:frame>
        <draw:frame draw:style-name="gr7" draw:text-style-name="P7" xml:id="id11" draw:id="id11" draw:layer="layout" svg:width="2.9cm" svg:height="0.734cm" svg:x="0.7cm" svg:y="2.895cm">
          <draw:text-box>
            <text:p text:style-name="P6"><text:span text:style-name="T1">Simple Graph</text:span><text:span text:style-name="T1"><text:line-break/></text:span><text:span text:style-name="T2">(represented by root node)</text:span></text:p>
          </draw:text-box>
        </draw:frame>
        <draw:connector draw:style-name="gr8" draw:text-style-name="P8" draw:layer="layout" draw:type="curve" svg:x1="3.6cm" svg:y1="1.499cm" svg:x2="6.437cm" svg:y2="1.499cm" draw:start-shape="id1" draw:start-glue-point="1" draw:end-shape="id2" draw:end-glue-point="3" svg:d="M3600 1499h2837" svg:viewBox="0 0 2838 1">
          <text:p/>
        </draw:connector>
        <draw:connector draw:style-name="gr8" draw:text-style-name="P8" draw:layer="layout" draw:type="curve" svg:x1="9.9cm" svg:y1="3.269cm" svg:x2="8.528cm" svg:y2="3.269cm" draw:start-shape="id3" draw:start-glue-point="3" draw:end-shape="id4" draw:end-glue-point="1" svg:d="M9900 3269h-1372" svg:viewBox="0 0 1373 1">
          <text:p/>
        </draw:connector>
        <draw:connector draw:style-name="gr8" draw:text-style-name="P8" draw:layer="layout" draw:type="curve" svg:x1="9.9cm" svg:y1="4.827cm" svg:x2="9.202cm" svg:y2="4.828cm" draw:start-shape="id5" draw:start-glue-point="3" draw:end-shape="id6" draw:end-glue-point="5" svg:d="M9900 4827c-516 0-167 1-698 1" svg:viewBox="0 0 699 2">
          <text:p/>
        </draw:connector>
        <draw:connector draw:style-name="gr8" draw:text-style-name="P8" draw:layer="layout" draw:type="curve" svg:x1="9.9cm" svg:y1="6.339cm" svg:x2="7.47cm" svg:y2="6.339cm" draw:start-shape="id7" draw:start-glue-point="3" draw:end-shape="id8" draw:end-glue-point="1" svg:d="M9900 6339h-2430" svg:viewBox="0 0 2431 1">
          <text:p/>
        </draw:connector>
        <draw:connector draw:style-name="gr8" draw:text-style-name="P8" draw:layer="layout" draw:type="curve" svg:x1="3.6cm" svg:y1="5.6cm" svg:x2="4.602cm" svg:y2="5.601cm" draw:start-shape="id9" draw:start-glue-point="1" draw:end-shape="id10" draw:end-glue-point="5" svg:d="M3600 5600c744 0 243 1 1002 1" svg:viewBox="0 0 1003 2">
          <text:p/>
        </draw:connector>
        <draw:custom-shape draw:style-name="gr9" draw:text-style-name="P8" xml:id="id12" draw:id="id12" draw:layer="layout" svg:width="0.3cm" svg:height="0.899cm" svg:x="4.601cm" svg:y="2.813cm">
          <text:p/>
          <draw:enhanced-geometry svg:viewBox="0 0 21600 21600" draw:glue-points="21600 0 0 10800 21600 21600" draw:text-areas="13800 ?f9 21600 ?f10" draw:type="left-brace" draw:modifiers="1800 108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8" draw:layer="layout" draw:type="curve" svg:x1="3.6cm" svg:y1="3.262cm" svg:x2="4.601cm" svg:y2="3.263cm" draw:start-shape="id11" draw:start-glue-point="1" draw:end-shape="id12" draw:end-glue-point="5" svg:d="M3600 3262c744 0 244 1 1001 1" svg:viewBox="0 0 1002 2">
          <text:p/>
        </draw:connector>
        <draw:custom-shape draw:style-name="gr9" draw:text-style-name="P8" xml:id="id6" draw:id="id6" draw:layer="layout" svg:width="0.3cm" svg:height="0.899cm" svg:x="8.902cm" svg:y="4.378cm">
          <text:p/>
          <draw:enhanced-geometry svg:viewBox="0 0 21600 21600" draw:glue-points="21600 0 0 10800 21600 21600" draw:text-areas="13800 ?f9 21600 ?f10" draw:mirror-horizontal="true" draw:type="left-brace" draw:modifiers="1800 108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8" xml:id="id10" draw:id="id10" draw:layer="layout" svg:width="0.3cm" svg:height="2.399cm" svg:x="4.602cm" svg:y="4.401cm">
          <text:p/>
          <draw:enhanced-geometry svg:viewBox="0 0 21600 21600" draw:glue-points="21600 0 0 10800 21600 21600" draw:text-areas="13800 ?f9 21600 ?f10" draw:type="left-brace" draw:modifiers="1800 108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5T10:15:36.356992000</meta:creation-date>
    <dc:date>2016-08-15T15:26:45.457195000</dc:date>
    <meta:editing-duration>PT31M6S</meta:editing-duration>
    <meta:editing-cycles>4</meta:editing-cycles>
    <meta:generator>LibreOffice/4.4.5.2$MacOSX_X86_64 LibreOffice_project/a22f674fd25a3b6f45bdebf25400ed2adff0ff99</meta:generator>
    <meta:document-statistic meta:object-count="30"/>
  </office:meta>
</office:document-meta>
</file>